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6df9" officeooo:paragraph-rsid="00156df9"/>
    </style:style>
    <style:style style:name="P2" style:family="paragraph" style:parent-style-name="Standard" style:list-style-name="L1">
      <style:text-properties fo:language="en" fo:country="US" officeooo:paragraph-rsid="001b6e06"/>
    </style:style>
    <style:style style:name="P3" style:family="paragraph" style:parent-style-name="Standard" style:list-style-name="L1">
      <style:text-properties fo:language="en" fo:country="US" officeooo:paragraph-rsid="001d434b"/>
    </style:style>
    <style:style style:name="P4" style:family="paragraph" style:parent-style-name="Standard" style:list-style-name="L1">
      <style:text-properties fo:language="en" fo:country="US" officeooo:rsid="001d434b" officeooo:paragraph-rsid="001d434b"/>
    </style:style>
    <style:style style:name="P5" style:family="paragraph" style:parent-style-name="Standard">
      <style:text-properties fo:language="en" fo:country="US" officeooo:paragraph-rsid="001d434b"/>
    </style:style>
    <style:style style:name="P6" style:family="paragraph" style:parent-style-name="Standard" style:list-style-name="L2">
      <style:text-properties fo:language="en" fo:country="US" officeooo:paragraph-rsid="0019bbce"/>
    </style:style>
    <style:style style:name="P7" style:family="paragraph" style:parent-style-name="Standard" style:list-style-name="L2">
      <style:text-properties fo:language="en" fo:country="US" officeooo:rsid="00211f5a" officeooo:paragraph-rsid="00211f5a"/>
    </style:style>
    <style:style style:name="P8" style:family="paragraph" style:parent-style-name="Standard" style:list-style-name="L2">
      <style:text-properties fo:language="en" fo:country="US" officeooo:rsid="0022d197" officeooo:paragraph-rsid="0022d197"/>
    </style:style>
    <style:style style:name="P9" style:family="paragraph" style:parent-style-name="Standard" style:list-style-name="L2">
      <style:text-properties fo:language="en" fo:country="US" officeooo:rsid="0022733b" officeooo:paragraph-rsid="0022733b"/>
    </style:style>
    <style:style style:name="P10" style:family="paragraph" style:parent-style-name="Standard" style:list-style-name="L4">
      <style:text-properties fo:language="en" fo:country="US" officeooo:paragraph-rsid="0015f4c4"/>
    </style:style>
    <style:style style:name="P11" style:family="paragraph" style:parent-style-name="Text_20_body">
      <style:text-properties fo:language="en" fo:country="US" officeooo:rsid="0019bbce" officeooo:paragraph-rsid="0019bbce"/>
    </style:style>
    <style:style style:name="P12" style:family="paragraph" style:parent-style-name="Text_20_body" style:list-style-name="L3">
      <style:text-properties fo:language="en" fo:country="US"/>
    </style:style>
    <style:style style:name="P13" style:family="paragraph" style:parent-style-name="Text_20_body" style:list-style-name="L3">
      <style:text-properties fo:language="en" fo:country="US" officeooo:rsid="002585f7" officeooo:paragraph-rsid="002585f7"/>
    </style:style>
    <style:style style:name="P14" style:family="paragraph" style:parent-style-name="Text_20_body" style:list-style-name="L3">
      <style:text-properties fo:language="en" fo:country="US" officeooo:rsid="00289e4d" officeooo:paragraph-rsid="00289e4d"/>
    </style:style>
    <style:style style:name="P15" style:family="paragraph" style:parent-style-name="Title">
      <style:text-properties fo:language="en" fo:country="US"/>
    </style:style>
    <style:style style:name="P16" style:family="paragraph" style:parent-style-name="Heading_20_2">
      <style:text-properties fo:language="en" fo:country="US"/>
    </style:style>
    <style:style style:name="P17" style:family="paragraph" style:parent-style-name="Heading_20_1">
      <style:text-properties fo:language="en" fo:country="US"/>
    </style:style>
    <style:style style:name="P18" style:family="paragraph" style:parent-style-name="Heading_20_3">
      <style:text-properties fo:language="en" fo:country="US"/>
    </style:style>
    <style:style style:name="P19" style:family="paragraph" style:parent-style-name="Header">
      <style:text-properties officeooo:rsid="002f8e5e" officeooo:paragraph-rsid="002f8e5e"/>
    </style:style>
    <style:style style:name="T1" style:family="text">
      <style:text-properties officeooo:rsid="0019bbce"/>
    </style:style>
    <style:style style:name="T2" style:family="text">
      <style:text-properties officeooo:rsid="001b3b82"/>
    </style:style>
    <style:style style:name="T3" style:family="text">
      <style:text-properties officeooo:rsid="001d434b"/>
    </style:style>
    <style:style style:name="T4" style:family="text">
      <style:text-properties officeooo:rsid="001fcf8b"/>
    </style:style>
    <style:style style:name="T5" style:family="text">
      <style:text-properties officeooo:rsid="0022733b"/>
    </style:style>
    <style:style style:name="T6" style:family="text">
      <style:text-properties officeooo:rsid="0023981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bbce" style:font-weight-asian="bold" style:font-weight-complex="bold"/>
    </style:style>
    <style:style style:name="T9" style:family="text">
      <style:text-properties officeooo:rsid="002585f7"/>
    </style:style>
    <style:style style:name="T10" style:family="text">
      <style:text-properties officeooo:rsid="0015f4c4"/>
    </style:style>
    <style:style style:name="T11" style:family="text">
      <style:text-properties officeooo:rsid="002a536c"/>
    </style:style>
    <style:style style:name="T12" style:family="text">
      <style:text-properties officeooo:rsid="002fabfd"/>
    </style:style>
    <style:style style:name="T13" style:family="text">
      <style:text-properties officeooo:rsid="00313e60"/>
    </style:style>
    <style:style style:name="T14" style:family="text">
      <style:text-properties officeooo:rsid="003395c1"/>
    </style:style>
    <style:style style:name="T15" style:family="text">
      <style:text-properties officeooo:rsid="0035b048"/>
    </style:style>
    <style:style style:name="T16" style:family="text">
      <style:text-properties officeooo:rsid="003735ae"/>
    </style:style>
    <style:style style:name="T17" style:family="text">
      <style:text-properties officeooo:rsid="0039be13"/>
    </style:style>
    <style:style style:name="T18" style:family="text">
      <style:text-properties officeooo:rsid="003b7f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Coop robot</text:p>
      <text:h text:style-name="P17" text:outline-level="1"><text:span text:style-name="T4">Exercise </text:span>2 : 2 players</text:h>
      <text:p text:style-name="P1">Ex : make the 2 robot player<text:span text:style-name="T12">s</text:span> goal with at least 1 pass</text:p>
      <text:p text:style-name="P1"/>
      <text:h text:style-name="P16" text:outline-level="2">Solution provided :</text:h>
      <text:h text:style-name="P18" text:outline-level="3">Strategy</text:h>
      <text:p text:style-name="P1">The two players play as a « ping pong » style management :</text:p>
      <text:list xml:id="list185693397268828706" text:style-name="L1">
        <text:list-item>
          <text:p text:style-name="P2"><text:span text:style-name="T2">A player is elected leader (deterministic from launch script) and will hit the ball first (towards the goal).</text:span></text:p>
        </text:list-item>
        <text:list-item>
          <text:p text:style-name="P4">Once the player has hit the ball, he will sleep (for ball intertia) and broadcast a message for <text:span text:style-name="T13">his</text:span> partner.</text:p>
        </text:list-item>
        <text:list-item>
          <text:p text:style-name="P4">Once the partner has the message, he will go to the ball and shoot it.</text:p>
        </text:list-item>
        <text:list-item>
          <text:p text:style-name="P3"><text:span text:style-name="T3">Then he will sleep and broadcast the message for its partner.</text:span></text:p>
        </text:list-item>
      </text:list>
      <text:p text:style-name="P5"/>
      <text:p text:style-name="P1"><text:span text:style-name="T14">S</text:span>topping condition:</text:p>
      <text:p text:style-name="P1">“Keep shooting <text:span text:style-name="T3">the ball </text:span>towards the goal till you are very close to it<text:span text:style-name="T1">” </text:span><text:s/>because if they are it « probably » means that they scored.</text:p>
      <text:h text:style-name="P18" text:outline-level="3">Robustness</text:h>
      <text:list xml:id="list6256290612044516899" text:style-name="L2">
        <text:list-item>
          <text:p text:style-name="P6"><text:span text:style-name="T1">The code is the </text:span><text:span text:style-name="T8">same</text:span><text:span text:style-name="T1"> for the 2 robots it would work for any number of robots on a 1 to 1 configuration (either couple or a cyclic organization of n robots).</text:span></text:p>
        </text:list-item>
        <text:list-item>
          <text:p text:style-name="P7"><text:span text:style-name="T1">T</text:span>he robots <text:span text:style-name="T5">localize</text:span> the ball and go toward it, so it can be performed from any position on the field.</text:p>
        </text:list-item>
        <text:list-item>
          <text:p text:style-name="P8">The robots do not manage dynamic ball position. Only one watchdog exist allowing the robot to recover if it was <text:span text:style-name="T6">miss-aligned</text:span> with the ball <text:span text:style-name="T15">(or any final destination)</text:span> <text:span text:style-name="T15">while going for it.</text:span></text:p>
        </text:list-item>
        <text:list-item>
          <text:p text:style-name="P7">The robots <text:span text:style-name="T7">DO NOT</text:span> avoid obstacles. Collision often result as unexpected behaviors.</text:p>
        </text:list-item>
        <text:list-item>
          <text:p text:style-name="P9">The robots have few robustness with dynamic ball position: when aligned with the ball, they <text:s/>will hit the ball, but <text:span text:style-name="T16">i</text:span>f there was relative lateral motion, hitting the ball is not guaranteed and is made without watchdogs.</text:p>
        </text:list-item>
      </text:list>
      <text:h text:style-name="P16" text:outline-level="2">How to run ?</text:h>
      <text:p text:style-name="P11">The package include the source in the <text:span text:style-name="T7">src/script</text:span> folder and a launchfile <text:span text:style-name="T16">(*.launch)</text:span> in the <text:span text:style-name="T7">src/launch</text:span> folder. Running the launch file runs both <text:span text:style-name="T17">nodes</text:span>.</text:p>
      <text:h text:style-name="P16" text:outline-level="2">Improvement to do :</text:h>
      <text:list xml:id="list5013495278769742975" text:style-name="L4">
        <text:list-item>
          <text:p text:style-name="P10"><text:span text:style-name="T10">Collision avoidance</text:span></text:p>
        </text:list-item>
        <text:list-item>
          <text:p text:style-name="P10"><text:span text:style-name="T10">Not ping pong management for instance : 1 player go towards the goal while the other shoot toward it.</text:span></text:p>
        </text:list-item>
        <text:list-item>
          <text:p text:style-name="P10"><text:span text:style-name="T10">Scalability : the ping pong solution is ideal for small team but is not a scalable solution. Need parallel behavior or players or “passTo” behavior when something is in the way.</text:span></text:p>
        </text:list-item>
      </text:list>
      <text:h text:style-name="P18" text:outline-level="3"><text:soft-page-break/>Work in progress</text:h>
      <text:list xml:id="list2832399692797730388" text:style-name="L3">
        <text:list-item>
          <text:p text:style-name="P12"><text:span text:style-name="T9">Collision avoidance</text:span></text:p>
        </text:list-item>
        <text:list-item>
          <text:p text:style-name="P13">Ball <text:span text:style-name="T11">inertia</text:span> robustness</text:p>
        </text:list-item>
        <text:list-item>
          <text:p text:style-name="P14">Code management : separate the code into <text:span text:style-name="T18">functional</text:span> section : communication / behavio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f8e5e" officeooo:paragraph-rsid="002f8e5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EMARO+ 2016/17 Axel JEANN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7:02:39.303019294</meta:creation-date>
    <dc:date>2016-10-07T11:02:01.294418418</dc:date>
    <meta:editing-duration>PT29M35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2" meta:paragraph-count="29" meta:word-count="387" meta:character-count="2091" meta:non-whitespace-character-count="1746"/>
  </office:meta>
</office:document-meta>
</file>